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2.5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table:formula="of:=0.5 + (0.5 * (([.A5]-[.A10])/10))" office:value-type="float" office:value="0.05" calcext:value-type="float">
            <text:p>0.05</text:p>
          </table:table-cell>
          <table:table-cell table:style-name="ce5" office:value-type="string" calcext:value-type="string">
            <text:p>← Prob team10 beats team 5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rob. team1 beats team2:</text:p>
          </table:table-cell>
          <table:table-cell table:style-name="ce6" office:value-type="string" calcext:value-type="string">
            <text:p>0.5 * (0.5 * ( R(team2) – R(team1) ) / N)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7"/>
        </table:table-row>
        <table:table-row table:style-name="ro1">
          <table:table-cell table:number-columns-repeated="2"/>
          <table:table-cell table:style-name="ce3" office:value-type="string" calcext:value-type="string">
            <text:p>R( t ) = rank of t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4" office:value-type="string" calcext:value-type="string">
            <text:p>N = number of teams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rear</meta:initial-creator>
    <meta:creation-date>2014-03-13T10:34:54.784276846</meta:creation-date>
    <dc:date>2014-03-13T11:01:23.624687948</dc:date>
    <dc:creator>David Brear</dc:creator>
    <meta:editing-duration>PT11M18S</meta:editing-duration>
    <meta:editing-cycles>1</meta:editing-cycles>
    <meta:document-statistic meta:table-count="1" meta:cell-count="16" meta:object-count="0"/>
    <meta:generator>LibreOffice/4.1.3.2$Linux_X86_64 LibreOffice_project/410m0$Build-2</meta:generator>
  </office:meta>
</office:document-meta>
</file>